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7" style:parent-style-name="Normal" style:family="paragraph">
      <style:paragraph-properties fo:text-align="center"/>
      <style:text-properties fo:background-color="#FFFFFF" fo:language="fr" fo:country="CA"/>
    </style:style>
    <style:style style:name="P18" style:parent-style-name="Normal" style:family="paragraph">
      <style:paragraph-properties fo:text-align="center"/>
    </style:style>
    <style:style style:name="T19" style:parent-style-name="Policepardéfaut" style:family="text">
      <style:text-properties fo:background-color="#FFFFFF" fo:language="fr" fo:country="CA"/>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5" style:parent-style-name="Textebrut" style:family="paragraph">
      <style:paragraph-properties fo:text-align="center" fo:line-height="200%" fo:margin-left="0.3743in" fo:margin-right="0.1694in">
        <style:tab-stops/>
      </style:paragraph-properties>
    </style:style>
    <style:style style:name="T26" style:parent-style-name="Policepardéfaut" style:family="text">
      <style:text-properties style:font-name="Calibri" style:font-name-asian="MS Mincho" style:font-name-complex="Calibri" fo:font-size="12pt" style:font-size-asian="12pt"/>
    </style:style>
    <style:style style:name="P27" style:parent-style-name="Normal" style:family="paragraph">
      <style:paragraph-properties fo:break-before="page"/>
      <style:text-properties fo:language="fr" fo:country="CA"/>
    </style:style>
    <style:style style:name="P28" style:parent-style-name="Standard" style:family="paragraph">
      <style:paragraph-properties fo:text-align="justify" fo:line-height="200%"/>
    </style:style>
    <style:style style:name="T29" style:parent-style-name="Policepardéfaut" style:family="text">
      <style:text-properties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T33" style:parent-style-name="Policepardéfaut" style:family="text">
      <style:text-properties fo:language="fr" fo:country="CA"/>
    </style:style>
    <style:style style:name="T34" style:parent-style-name="Policepardéfaut" style:family="text">
      <style:text-properties fo:language="fr" fo:country="CA"/>
    </style:style>
    <style:style style:name="T35" style:parent-style-name="Policepardéfaut" style:family="text">
      <style:text-properties fo:language="fr" fo:country="CA"/>
    </style:style>
    <style:style style:name="T36" style:parent-style-name="Policepardéfaut" style:family="text">
      <style:text-properties fo:language="fr" fo:country="CA"/>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font-style="italic" style:font-style-asian="italic" style:font-style-complex="italic"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T45" style:parent-style-name="Policepardéfaut" style:family="text">
      <style:text-properties fo:language="fr" fo:country="CA"/>
    </style:style>
    <style:style style:name="P46" style:parent-style-name="Standard" style:family="paragraph">
      <style:paragraph-properties fo:text-align="justify" fo:line-height="200%" fo:margin-left="0.4902in" fo:margin-right="0.3062in">
        <style:tab-stops/>
      </style:paragraph-properties>
      <style:text-properties fo:font-style="italic" style:font-style-asian="italic" style:font-style-complex="italic" fo:language="fr" fo:country="CA"/>
    </style:style>
    <style:style style:name="P47" style:parent-style-name="Standard" style:family="paragraph">
      <style:paragraph-properties fo:text-align="justify" fo:line-height="200%" fo:margin-right="-0.0104in"/>
    </style:style>
    <style:style style:name="T48" style:parent-style-name="Policepardéfaut" style:family="text">
      <style:text-properties fo:color="#333333" fo:language="fr" fo:country="CA"/>
    </style:style>
    <style:style style:name="T49" style:parent-style-name="Policepardéfaut" style:family="text">
      <style:text-properties fo:color="#333333" fo:language="fr" fo:country="CA"/>
    </style:style>
    <style:style style:name="T50" style:parent-style-name="Policepardéfaut" style:family="text">
      <style:text-properties fo:color="#333333" fo:language="fr" fo:country="CA"/>
    </style:style>
    <style:style style:name="T51" style:parent-style-name="Policepardéfaut" style:family="text">
      <style:text-properties fo:color="#333333" fo:language="fr" fo:country="CA"/>
    </style:style>
    <style:style style:name="T52" style:parent-style-name="Policepardéfaut" style:family="text">
      <style:text-properties fo:color="#333333" fo:language="fr" fo:country="CA"/>
    </style:style>
    <style:style style:name="T53" style:parent-style-name="Policepardéfaut" style:family="text">
      <style:text-properties fo:color="#333333" fo:language="fr" fo:country="CA"/>
    </style:style>
    <style:style style:name="T54" style:parent-style-name="Policepardéfaut" style:family="text">
      <style:text-properties fo:color="#333333" fo:language="fr" fo:country="CA"/>
    </style:style>
    <style:style style:name="T55" style:parent-style-name="Policepardéfaut" style:family="text">
      <style:text-properties fo:color="#333333"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fo:line-height="200%" fo:margin-right="-0.0104in"/>
      <style:text-properties fo:color="#333333" fo:language="fr" fo:country="CA"/>
    </style:style>
  </office:automatic-styles>
  <office:body>
    <office:text text:use-soft-page-breaks="true">
      <text:p text:style-name="P1">Bureaux<text:s/></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
      <text:p text:style-name="P13">Travail présenté à</text:p>
      <text:p text:style-name="P14">Monsieur Jonathan Gareau<text:s/></text:p>
      <text:p text:style-name="P15">Monsieur Louis Marchand</text:p>
      <text:p text:style-name="P16">Dans le cadre du cours</text:p>
      <text:p text:style-name="P17">420-DC1-DM Document informatique et</text:p>
      <text:p text:style-name="P18"><text:span text:style-name="T19">Gestion de documents</text:span></text:p>
      <text:p text:style-name="P20"/>
      <text:p text:style-name="P21"/>
      <text:p text:style-name="P22"/>
      <text:p text:style-name="P23"/>
      <text:p text:style-name="P24">Cégep de Drummondville</text:p>
      <text:p text:style-name="P25"><text:span text:style-name="T26">14 mai 2013</text:span></text:p>
      <text:p text:style-name="P27"/>
      <text:soft-page-break/>
      <text:p text:style-name="P28"><text:span text:style-name="T29">Le 9 décembre 1968, Douglas Engelbart et son équipe de 17 chercheurs de l'Augmentation Research Center de la Standfort Research Institute ont fait une présentation devant 1000 experts<text:s/></text:span><text:span text:style-name="T30">de l'informatique. Cette présentation publique a eu lieu au cours de Fall Joint Computer Conference à San Francisco. Cette conférence présentait plusieurs technologies expérimentales<text:s/></text:span><text:span text:style-name="T31">développées</text:span><text:span text:style-name="T32"><text:s/>par lui et son équipe au cours des six dernières années. Parmi</text:span><text:span text:style-name="T33"><text:s/>les technologies présentées, il y avait la souris informatique, le travail en réseau et l'hypertexte. C'est une véritable vision futuriste qu’eut Engelbart de l'informatique. Sa vision était si farfelue qu'il fut pris pour un fou par ses contemporains inc</text:span><text:span text:style-name="T34">luant<text:s/></text:span><text:span text:style-name="T35">les membres</text:span><text:span text:style-name="T36"><text:s/>de sa propre équipe</text:span><text:span text:style-name="T37">!</text:span><text:span text:style-name="T38"><text:s/>Cependant, sa vision était si précise que tout ce qu'il a imaginé dans les années '60 est devenu réalité. D'ailleurs, sa conférence fut nommée<text:s/></text:span><text:span text:style-name="T39">« </text:span><text:span text:style-name="T40">The mother of all demos</text:span><text:span text:style-name="T41"> »</text:span><text:span text:style-name="T42"><text:s/>(</text:span><text:span text:style-name="T43">litt. La mère de toutes les présentations</text:span><text:span text:style-name="T44">) en 19</text:span><text:span text:style-name="T45">94 par Steven Levy. Ce nom vient du fait que plusieurs des technologies présentées sont maintenant grandement utilisées. L'un des concepts présentés lors de la présentation de M.Engelbart est la métaphore de fenêtre.</text:span></text:p>
      <text:p text:style-name="P46">« Even way back then, we already had the<text:s/>concept of multiple windows, any one application could manage multiple windows, and you could easily move objects, paragraphs, and words between them. »</text:p>
      <text:p text:style-name="P47"><text:span text:style-name="T48">Déjà à cette époque, nous avions un concept de<text:s/></text:span><text:span text:style-name="T49">multifenêtre</text:span><text:span text:style-name="T50">, chaque application<text:s/></text:span><text:span text:style-name="T51">pouvait</text:span><text:span text:style-name="T52"><text:s/>gérer plus</text:span><text:span text:style-name="T53">ieurs fenêtres entre lesquelles vous pouviez facilement déplacer des objets, des paragraphes et des mots.</text:span><text:span text:style-name="T54"><text:s/>C’est à ce moment que nous commençons à voir un peu le concept de bureau, car un bureau est un ensemble de lien ou d’application qui s’ouvre dans une ou plusieurs fenêtres.</text:span><text:span text:style-name="T55"><text:s/>Le terme bureau a été attribué en raison de la similitude avec un bureau de travail. Il y a une calculatrice, une corbeille, des dossiers, des images, etc</text:span><text:span text:style-name="T56">.<text:s/></text:span><text:span text:style-name="T57">Souvent, quand on parle de bureaux, certaines personnes ne voient que les bureaux de Windows que ce soit Windows XP, Windows 7 ou nouvellement Windows 8. Mais il existe beaucoup plus de types de bureaux, comme exemple : les bureaux de Linux. Que ce soit KDE, GNOME ou Unity, mais il y a aussi Mac OS.</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akaoPGothi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brut" style:display-name="Texte brut" style:family="paragraph" style:parent-style-name="Normal">
      <style:paragraph-properties fo:widows="2" fo:orphans="2"/>
      <style:text-properties style:font-name="Courier New" style:font-name-asian="Times New Roman" style:font-name-complex="Courier New" style:letter-kerning="false" fo:font-size="10pt" style:font-size-asian="10pt" style:font-size-complex="10pt" fo:language="fr" fo:country="CA" style:language-asian="fr" style:country-asian="FR" style:language-complex="ar" style:country-complex="SA" fo:hyphenate="false"/>
    </style:style>
    <style:style style:name="TextebrutCar" style:display-name="Texte brut Car" style:family="text" style:parent-style-name="Policepardéfaut">
      <style:text-properties style:font-name="Courier New" style:font-name-asian="Times New Roman" style:font-name-complex="Courier New" style:letter-kerning="false" fo:font-size="10pt" style:font-size-asian="10pt" style:font-size-complex="10pt" fo:language="fr" fo:country="CA" style:language-asian="fr" style:country-asian="FR" style:language-complex="ar" style:country-complex="SA"/>
    </style:style>
    <style:style style:name="Sansinterligne" style:display-name="Sans interligne" style:family="paragraph">
      <style:paragraph-properties fo:widows="2" fo:orphans="2"/>
      <style:text-properties style:font-name="Calibri" style:font-name-asian="Calibri" style:font-name-complex="Times New Roman" style:letter-kerning="false" fo:font-size="11pt" style:font-size-asian="11pt" style:font-size-complex="11pt" fo:language="fr" fo:country="CA" style:language-asian="en" style:country-asian="US" style:language-complex="ar" style:country-complex="SA" fo:hyphenate="false"/>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tilisateur</meta:initial-creator>
    <dc:creator>Service Informatique</dc:creator>
    <meta:creation-date>2013-03-11T17:01:00Z</meta:creation-date>
    <dc:date>2013-03-12T21:25:00Z</dc:date>
    <meta:template xlink:href="36AF63BA.dotm" xlink:type="simple"/>
    <meta:editing-cycles>2</meta:editing-cycles>
    <meta:editing-duration>PT18840S</meta:editing-duration>
    <meta:document-statistic meta:page-count="2" meta:paragraph-count="4" meta:word-count="378" meta:character-count="2456" meta:row-count="17" meta:non-whitespace-character-count="2082"/>
  </office:meta>
</office:document-meta>
</file>